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7acd" officeooo:paragraph-rsid="001d7acd"/>
    </style:style>
    <style:style style:name="P2" style:family="paragraph" style:parent-style-name="Standard">
      <style:text-properties officeooo:paragraph-rsid="001edf93"/>
    </style:style>
    <style:style style:name="P3" style:family="paragraph" style:parent-style-name="Standard">
      <style:text-properties officeooo:rsid="00207bef" officeooo:paragraph-rsid="00207bef"/>
    </style:style>
    <style:style style:name="P4" style:family="paragraph" style:parent-style-name="Standard">
      <style:text-properties officeooo:paragraph-rsid="00207bef"/>
    </style:style>
    <style:style style:name="P5" style:family="paragraph" style:parent-style-name="Standard">
      <style:text-properties officeooo:paragraph-rsid="0020c2a6"/>
    </style:style>
    <style:style style:name="P6" style:family="paragraph" style:parent-style-name="Standard">
      <style:text-properties officeooo:rsid="0021dc85" officeooo:paragraph-rsid="0021dc85"/>
    </style:style>
    <style:style style:name="P7" style:family="paragraph" style:parent-style-name="Standard">
      <style:text-properties officeooo:paragraph-rsid="0021dc85"/>
    </style:style>
    <style:style style:name="P8" style:family="paragraph" style:parent-style-name="Standard">
      <style:text-properties officeooo:rsid="00222e94" officeooo:paragraph-rsid="00222e94"/>
    </style:style>
    <style:style style:name="P9" style:family="paragraph" style:parent-style-name="Standard">
      <style:text-properties officeooo:paragraph-rsid="00222e94"/>
    </style:style>
    <style:style style:name="P10" style:family="paragraph" style:parent-style-name="Standard">
      <style:text-properties fo:font-weight="normal" officeooo:rsid="00222e94" officeooo:paragraph-rsid="00222e94" style:font-weight-asian="normal" style:font-weight-complex="normal"/>
    </style:style>
    <style:style style:name="P11" style:family="paragraph" style:parent-style-name="Standard">
      <style:text-properties officeooo:rsid="00241e07" officeooo:paragraph-rsid="00241e07"/>
    </style:style>
    <style:style style:name="P12" style:family="paragraph" style:parent-style-name="Standard">
      <style:text-properties officeooo:paragraph-rsid="00241e07"/>
    </style:style>
    <style:style style:name="P13" style:family="paragraph" style:parent-style-name="Standard">
      <style:text-properties officeooo:rsid="00260662" officeooo:paragraph-rsid="00260662"/>
    </style:style>
    <style:style style:name="P14" style:family="paragraph" style:parent-style-name="Standard">
      <style:text-properties officeooo:paragraph-rsid="00260662"/>
    </style:style>
    <style:style style:name="P15" style:family="paragraph" style:parent-style-name="Standard">
      <style:text-properties officeooo:rsid="0026bac8" officeooo:paragraph-rsid="0026bac8"/>
    </style:style>
    <style:style style:name="P16" style:family="paragraph" style:parent-style-name="Standard">
      <style:text-properties officeooo:paragraph-rsid="0026bac8"/>
    </style:style>
    <style:style style:name="P17" style:family="paragraph" style:parent-style-name="Standard">
      <style:text-properties officeooo:rsid="0028028d" officeooo:paragraph-rsid="0028028d"/>
    </style:style>
    <style:style style:name="P18" style:family="paragraph" style:parent-style-name="Standard">
      <style:text-properties officeooo:paragraph-rsid="0028028d"/>
    </style:style>
    <style:style style:name="P19" style:family="paragraph" style:parent-style-name="Standard">
      <style:text-properties officeooo:paragraph-rsid="00292829"/>
    </style:style>
    <style:style style:name="P20" style:family="paragraph" style:parent-style-name="Text_20_body">
      <style:text-properties fo:font-weight="bold" style:font-weight-asian="bold" style:font-weight-complex="bold"/>
    </style:style>
    <style:style style:name="T1" style:family="text">
      <style:text-properties officeooo:rsid="001d7acd"/>
    </style:style>
    <style:style style:name="T2" style:family="text">
      <style:text-properties officeooo:rsid="00207bef"/>
    </style:style>
    <style:style style:name="T3" style:family="text">
      <style:text-properties officeooo:rsid="0020c2a6"/>
    </style:style>
    <style:style style:name="T4" style:family="text">
      <style:text-properties officeooo:rsid="0021dc85"/>
    </style:style>
    <style:style style:name="T5" style:family="text">
      <style:text-properties officeooo:rsid="00222e94"/>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41e07"/>
    </style:style>
    <style:style style:name="T10" style:family="text">
      <style:text-properties officeooo:rsid="00260662"/>
    </style:style>
    <style:style style:name="T11" style:family="text">
      <style:text-properties officeooo:rsid="0026bac8"/>
    </style:style>
    <style:style style:name="T12" style:family="text">
      <style:text-properties officeooo:rsid="002802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 </text:span>Book name: Best jokes 2016</text:p>
      <text:p text:style-name="P1"/>
      <text:p text:style-name="P2"><text:span text:style-name="T1">Book desc:</text:span><text:span text:style-name="Emphasis"><text:span text:style-name="Strong_20_Emphasis">“Laughter is the best medicine”</text:span></text:span></text:p>
      <text:p text:style-name="P2"><text:s text:c="21"/>Who doesn’t love a good laugh? Not only does it halt the monotony of the day, make <text:s text:c="26"/>things tad brighter, but it is actually proven to be healthy for you! </text:p>
      <text:p text:style-name="P2"/>
      <text:p text:style-name="P1">Book price:116</text:p>
      <text:p text:style-name="P1"/>
      <text:p text:style-name="P1">------------------------------------------------------------------------------------------------------------------------</text:p>
      <text:p text:style-name="P3">2.Book name: School jokes for kids</text:p>
      <text:p text:style-name="P3"/>
      <text:p text:style-name="P4"><text:span text:style-name="T2"><text:s text:c="3"/>Book desc: </text:span>Joke books for kids have the added benefit of improving memories, and importantly, instilling confidence. Children are given a great reason to talk in front of groups and with practice are able to feel comfortable doing it. </text:p>
      <text:p text:style-name="P4"/>
      <text:p text:style-name="P3">Book price: <text:span text:style-name="T5">Rs </text:span>400</text:p>
      <text:p text:style-name="P3">---------------------------------------------------------------------------------------------------------------------</text:p>
      <text:p text:style-name="P5"><text:span text:style-name="T3">3. Book name:</text:span><text:bookmark text:name="title"/><text:bookmark text:name="productTitle"/>365 Science Experiments</text:p>
      <text:p text:style-name="P5"/>
      <text:p text:style-name="P5"><text:span text:style-name="T3"><text:s text:c="4"/>Book desc :</text:span>Science was never so much fun! Does the inner scientist in you dream of experimenting day and night? We've got the perfect solution for you! 365 Science experiments brings to you a massive list of experiments that will quench your scientific thirst and bring out the little Einstein in you.</text:p>
      <text:p text:style-name="P5"/>
      <text:p text:style-name="P5"><text:span text:style-name="T3">Book price:</text:span><text:span text:style-name="T5">Rs </text:span><text:span text:style-name="T3">408</text:span> </text:p>
      <text:p text:style-name="P5">---------------------------------------------------------------------------------------------------------------------</text:p>
      <text:p text:style-name="P7"><text:span text:style-name="T4">4. Book name:</text:span><text:bookmark text:name="title1"/><text:bookmark text:name="productTitle1"/><text:span text:style-name="T4"> </text:span>General Knowledge 2021</text:p>
      <text:p text:style-name="P7"/>
      <text:p text:style-name="P7"><text:span text:style-name="T4">Book desc: </text:span>General knowledge has become the essential part for human social life. Have little knowledge about most of the hot topics it not only makes aware of the world but also gives you the satisfaction of being socially accepted. </text:p>
      <text:p text:style-name="P7"/>
      <text:p text:style-name="P6">Book price: <text:span text:style-name="T5">Rs</text:span>185</text:p>
      <text:p text:style-name="P6">------------------------------------------------------------------------------------------------------------------------</text:p>
      <text:p text:style-name="P9"><text:span text:style-name="T5">5.Book name: </text:span>Explore for Sure</text:p>
      <text:p text:style-name="P9"/>
      <text:p text:style-name="P9"><text:span text:style-name="T5">Book desc: </text:span>With a main aim to accomplish high level of patron trust, we have been engrossed in providing a vast assortment of <text:span text:style-name="T7">E</text:span><text:span text:style-name="T8">xplore General Knowledge Book </text:span><text:span text:style-name="T7">.</text:span></text:p>
      <text:p text:style-name="P9"><text:span text:style-name="T7"/></text:p>
      <text:p text:style-name="P10">Book price:Rs 160</text:p>
      <text:p text:style-name="P20"> </text:p>
      <text:p text:style-name="P8">------------------------------------------------------------------------------------------------------------------------</text:p>
      <text:p text:style-name="P8"/>
      <text:p text:style-name="P6"/>
      <text:p text:style-name="P6"/>
      <text:p text:style-name="P6"/>
      <text:p text:style-name="P6"/>
      <text:p text:style-name="P6"/>
      <text:p text:style-name="P6"/>
      <text:p text:style-name="P6"><text:soft-page-break/></text:p>
      <text:p text:style-name="P6"/>
      <text:p text:style-name="P12"><text:span text:style-name="T9">6. Book Name:</text:span><text:bookmark text:name="title2"/><text:bookmark text:name="productTitle2"/><text:span text:style-name="T9"> </text:span>Solar Bones</text:p>
      <text:p text:style-name="P11"/>
      <text:p text:style-name="P12"><text:span text:style-name="T9">Book desc:</text:span><text:span text:style-name="T8">This masterpiece of a novel, narrated in a single sentence, is an international literary sensation. Longlisted for the 2017 Man Booker prize, BGE Irish Book of the Year 2016 and winner of the 2016 Goldsmiths Prize .</text:span></text:p>
      <text:p text:style-name="P12"><text:span text:style-name="T8"/></text:p>
      <text:p text:style-name="P12"><text:span text:style-name="T8"/></text:p>
      <text:p text:style-name="P11"><text:span text:style-name="T8">Book price:Rs 429</text:span></text:p>
      <text:p text:style-name="P11"/>
      <text:p text:style-name="P11">-------------------------------------------------------------------------------------------------------------------------</text:p>
      <text:p text:style-name="P14"><text:span text:style-name="T10">7. Book name:</text:span><text:bookmark text:name="title3"/><text:bookmark text:name="productTitle3"/><text:span text:style-name="T10"> </text:span>To Kill A Mockingbir<text:span text:style-name="T10">d</text:span></text:p>
      <text:p text:style-name="P14"/>
      <text:p text:style-name="P14"/>
      <text:p text:style-name="P14"><text:span text:style-name="T10">Book desc: </text:span>To Kill a Mockingbird is a coming-of-age story, an anti-racist novel, a historical drama of the Great Depression and a sublime example of the Southern writing tradition. </text:p>
      <text:p text:style-name="P14"/>
      <text:p text:style-name="P13">Book price: <text:span text:style-name="T12">Rs </text:span>310</text:p>
      <text:p text:style-name="P13"/>
      <text:p text:style-name="P13">-------------------------------------------------------------------------------------------------------------------</text:p>
      <text:p text:style-name="P13"/>
      <text:p text:style-name="P19"><text:span text:style-name="T11">8.Book name:</text:span><text:bookmark text:name="title5"/><text:bookmark text:name="productTitle5"/><text:span text:style-name="T11"> </text:span>Adobe Photoshop <text:span text:style-name="T12">Book</text:span></text:p>
      <text:p text:style-name="P16"/>
      <text:p text:style-name="P18"><text:span text:style-name="T12">Book desc: </text:span>Creative professionals seeking the fastest, easiest, most comprehensive way to learn Adobe Photoshop choose Adobe Photoshop CC Classroom in a Book (2018 release) from Adobe Press. The 15 project-based lessons show key step-by-step techniques for working in Photoshop, including how to correct, enhance and distort digital images, create image composites and prepare images for print and the web. </text:p>
      <text:p text:style-name="P18"/>
      <text:p text:style-name="P18"/>
      <text:p text:style-name="P17">Book price: <text:s/>Rs 702</text:p>
      <text:p text:style-name="P15"/>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4T16:44:32.224000000</meta:creation-date>
    <dc:date>2021-11-14T17:13:05.481000000</dc:date>
    <meta:editing-duration>PT28M28S</meta:editing-duration>
    <meta:editing-cycles>11</meta:editing-cycles>
    <meta:generator>LibreOffice/7.1.7.2$Windows_X86_64 LibreOffice_project/c6a4e3954236145e2acb0b65f68614365aeee33f</meta:generator>
    <meta:document-statistic meta:table-count="0" meta:image-count="0" meta:object-count="0" meta:page-count="2" meta:paragraph-count="33" meta:word-count="400" meta:character-count="3215" meta:non-whitespace-character-count="2785"/>
  </office:meta>
</office:document-meta>
</file>